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rsid="001701ee" officeooo:paragraph-rsid="001701ee"/>
    </style:style>
    <style:style style:name="P2" style:family="paragraph" style:parent-style-name="Standard">
      <style:text-properties fo:language="da" fo:country="DK" fo:font-weight="bold" officeooo:rsid="001701ee" officeooo:paragraph-rsid="001701ee" style:font-weight-asian="bold" style:font-weight-complex="bold"/>
    </style:style>
    <style:style style:name="P3" style:family="paragraph" style:parent-style-name="Standard">
      <style:text-properties fo:language="da" fo:country="DK" fo:font-weight="bold" officeooo:rsid="00187b6d" officeooo:paragraph-rsid="00187b6d" style:font-weight-asian="bold" style:font-weight-complex="bold"/>
    </style:style>
    <style:style style:name="P4" style:family="paragraph" style:parent-style-name="Standard">
      <style:text-properties fo:language="da" fo:country="DK" fo:font-weight="bold" officeooo:paragraph-rsid="00187b6d" style:font-weight-asian="bold" style:font-weight-complex="bold"/>
    </style:style>
    <style:style style:name="P5" style:family="paragraph" style:parent-style-name="Standard">
      <style:text-properties fo:language="da" fo:country="DK" fo:font-weight="bold" officeooo:rsid="001a7466" officeooo:paragraph-rsid="001a7466" style:font-weight-asian="bold" style:font-weight-complex="bold"/>
    </style:style>
    <style:style style:name="P6" style:family="paragraph" style:parent-style-name="Standard">
      <style:text-properties fo:language="da" fo:country="DK" fo:font-weight="bold" officeooo:rsid="001b6b4f" officeooo:paragraph-rsid="001b6b4f" style:font-weight-asian="bold" style:font-weight-complex="bold"/>
    </style:style>
    <style:style style:name="P7" style:family="paragraph" style:parent-style-name="Standard">
      <style:text-properties fo:language="da" fo:country="DK" officeooo:rsid="00178aab" officeooo:paragraph-rsid="00178aab"/>
    </style:style>
    <style:style style:name="P8" style:family="paragraph" style:parent-style-name="Standard">
      <style:text-properties fo:language="da" fo:country="DK" officeooo:rsid="00187b6d" officeooo:paragraph-rsid="00187b6d"/>
    </style:style>
    <style:style style:name="P9" style:family="paragraph" style:parent-style-name="Standard">
      <style:text-properties fo:language="da" fo:country="DK" fo:font-weight="normal" officeooo:rsid="00187b6d" officeooo:paragraph-rsid="00187b6d" style:font-weight-asian="normal" style:font-weight-complex="normal"/>
    </style:style>
    <style:style style:name="P10" style:family="paragraph" style:parent-style-name="Standard">
      <style:text-properties fo:language="da" fo:country="DK" fo:font-weight="normal" officeooo:rsid="001a7466" officeooo:paragraph-rsid="001a7466" style:font-weight-asian="normal" style:font-weight-complex="normal"/>
    </style:style>
    <style:style style:name="P11" style:family="paragraph" style:parent-style-name="Standard">
      <style:text-properties fo:language="da" fo:country="DK" fo:font-weight="normal" officeooo:rsid="001a7466" officeooo:paragraph-rsid="001c43f8" style:font-weight-asian="normal" style:font-weight-complex="normal"/>
    </style:style>
    <style:style style:name="P12" style:family="paragraph" style:parent-style-name="Standard">
      <style:text-properties fo:language="da" fo:country="DK" fo:font-weight="normal" officeooo:rsid="001b6b4f" officeooo:paragraph-rsid="001b6b4f" style:font-weight-asian="normal" style:font-weight-complex="normal"/>
    </style:style>
    <style:style style:name="P13" style:family="paragraph" style:parent-style-name="Standard">
      <style:text-properties fo:language="da" fo:country="DK" fo:font-weight="normal" officeooo:rsid="001c2cbe" officeooo:paragraph-rsid="001c2cbe" style:font-weight-asian="normal" style:font-weight-complex="normal"/>
    </style:style>
    <style:style style:name="P14" style:family="paragraph" style:parent-style-name="Standard">
      <style:text-properties fo:language="da" fo:country="DK" fo:font-weight="normal" officeooo:rsid="001c43f8" officeooo:paragraph-rsid="001c43f8" style:font-weight-asian="normal" style:font-weight-complex="normal"/>
    </style:style>
    <style:style style:name="P15" style:family="paragraph" style:parent-style-name="Standard">
      <style:text-properties fo:language="da" fo:country="DK" fo:font-style="italic" fo:font-weight="normal" officeooo:rsid="001b27f3" officeooo:paragraph-rsid="001b27f3" style:font-style-asian="italic" style:font-weight-asian="normal" style:font-style-complex="italic" style:font-weight-complex="normal"/>
    </style:style>
    <style:style style:name="T1" style:family="text">
      <style:text-properties officeooo:rsid="00187b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7b6d" style:font-weight-asian="normal" style:font-weight-complex="normal"/>
    </style:style>
    <style:style style:name="T4" style:family="text">
      <style:text-properties officeooo:rsid="001c2cbe"/>
    </style:style>
    <style:style style:name="T5" style:family="text">
      <style:text-properties officeooo:rsid="001c43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Use case 6: Vis liste af busser</text:p>
      <text:p text:style-name="P1"/>
      <text:p text:style-name="P2">Mål: </text:p>
      <text:p text:style-name="P1">Målet med denne Use Case er at få vist en liste over alle <text:span text:style-name="T5">busruter i Aarhus. </text:span></text:p>
      <text:p text:style-name="P1"/>
      <text:p text:style-name="P1"/>
      <text:p text:style-name="P2">Initiering:</text:p>
      <text:p text:style-name="P7">Brugeren tilkendegiver over for systemet at han <text:span text:style-name="T1">ønsker</text:span> at se en liste over alle <text:span text:style-name="T5">busruter</text:span> <text:span text:style-name="T5">i</text:span> Aarhus, <text:span text:style-name="T5">ved at trykke på knappen ”Ruter” som findes på startskærmen</text:span>.</text:p>
      <text:p text:style-name="P7"/>
      <text:p text:style-name="P3">Aktører og interessenter:</text:p>
      <text:p text:style-name="P3"/>
      <text:p text:style-name="P3">Primære aktører:</text:p>
      <text:p text:style-name="P3"/>
      <text:p text:style-name="P3"><text:tab/><text:span text:style-name="T2">-Bruger.</text:span></text:p>
      <text:p text:style-name="P3"><text:span text:style-name="T2"/></text:p>
      <text:p text:style-name="P4"><text:span text:style-name="T1">Sekundære</text:span> <text:s/><text:span text:style-name="T1">aktører:</text:span></text:p>
      <text:p text:style-name="P4"/>
      <text:p text:style-name="P4"><text:span text:style-name="T1"><text:tab/>-</text:span><text:span text:style-name="T3">Database.</text:span></text:p>
      <text:p text:style-name="P4"><text:span text:style-name="T3"/></text:p>
      <text:p text:style-name="P3">Antal samtidige forekomster:</text:p>
      <text:p text:style-name="P3"/>
      <text:p text:style-name="P10">En samtidig forekomst.</text:p>
      <text:p text:style-name="P10"/>
      <text:p text:style-name="P5">Ikke funktionelle krav:</text:p>
      <text:p text:style-name="P5"/>
      <text:p text:style-name="P15">Kommer senere</text:p>
      <text:p text:style-name="P5"/>
      <text:p text:style-name="P5">Referencer:</text:p>
      <text:p text:style-name="P6"/>
      <text:p text:style-name="P12">ingen</text:p>
      <text:p text:style-name="P10"/>
      <text:p text:style-name="P5">Startbetingelser:</text:p>
      <text:p text:style-name="P5"/>
      <text:p text:style-name="P10"><text:span text:style-name="T5">Programmet er startet op, og </text:span>brugeren står ved startskærmen.</text:p>
      <text:p text:style-name="P5"/>
      <text:p text:style-name="P5">Slutresultat ved success:</text:p>
      <text:p text:style-name="P5"/>
      <text:p text:style-name="P11">brugeren får vist en liste over alle <text:span text:style-name="T5">busruter</text:span> i Aarhus.</text:p>
      <text:p text:style-name="P5"/>
      <text:p text:style-name="P5">slutresultat ved undtagelser:</text:p>
      <text:p text:style-name="P5"/>
      <text:p text:style-name="P10">Brugeren får vist en fejlmeddelse, der informerer om at det ikke var muligt at få listen over <text:span text:style-name="T5">busruter. <text:s/></text:span></text:p>
      <text:p text:style-name="P5"/>
      <text:p text:style-name="P5">Normalforløb:</text:p>
      <text:p text:style-name="P5"/>
      <text:p text:style-name="P10">1. Brugeren står ved startskærmen.</text:p>
      <text:p text:style-name="P10">2. <text:span text:style-name="T4">B</text:span>rugeren trykker på knappen ”<text:span text:style-name="T5">Ruter</text:span>”</text:p>
      <text:p text:style-name="P11">3. Systemet henter liste af <text:span text:style-name="T5">bustuer</text:span> <text:span text:style-name="T5">fra</text:span> databasen.</text:p>
      <text:p text:style-name="P10">4. Systemet viser listen af <text:span text:style-name="T5">bustuer</text:span> på skærmen.</text:p>
      <text:p text:style-name="P10"/>
      <text:p text:style-name="P5"><text:soft-page-break/></text:p>
      <text:p text:style-name="P5">Undtagelser:</text:p>
      <text:p text:style-name="P5"/>
      <text:p text:style-name="P10"><text:span text:style-name="T4">Undtagelse 3 a: Der kan ikke oprettes forbindelse til databasen.</text:span></text:p>
      <text:p text:style-name="P10"><text:span text:style-name="T4"/></text:p>
      <text:p text:style-name="P10"><text:span text:style-name="T4">(a) Systemet viser en fejlmeddelelse til brugeren om at der ikke kunne oprettes <text:tab/><text:tab/><text:tab/> <text:s text:c="5"/>forbindelse til databasen.</text:span></text:p>
      <text:p text:style-name="P10"><text:span text:style-name="T4">(b) brugeren trykker ”Ok”</text:span></text:p>
      <text:p text:style-name="P10"><text:span text:style-name="T4">(c) <text:s text:c="2"/>Systemet går tilbage til startskærmen.</text:span></text:p>
      <text:p text:style-name="P10"/>
      <text:p text:style-name="P13">Undtagelse 3 b: brugeren trykker på ”tilbage” knappen på telefonen, imens listen bliver hentet</text:p>
      <text:p text:style-name="P13"/>
      <text:p text:style-name="P13">(a) Systemet annullere hentningen af listen fra databasen.</text:p>
      <text:p text:style-name="P13">(b) systemet går tilbage tilstartskærmen.</text:p>
      <text:p text:style-name="P13"/>
      <text:p text:style-name="P13">Undtagelse 3 c: Brugeren trykker på ”Home” knappen på telefonen, imens listen bliver hentet</text:p>
      <text:p text:style-name="P13"/>
      <text:p text:style-name="P13">(a) <text:span text:style-name="T5">Systemet henter listen færdig i baggrunden.</text:span></text:p>
      <text:p text:style-name="P14"><text:span text:style-name="T5">(</text:span>b) </text:p>
      <text:p text:style-name="P14"><text:tab/></text:p>
      <text:p text:style-name="P13"/>
      <text:p text:style-name="P10"/>
      <text:p text:style-name="P10"/>
      <text:p text:style-name="P10"><text:span text:style-name="T4"/></text:p>
      <text:p text:style-name="P10"><text:span text:style-name="T4"/></text:p>
      <text:p text:style-name="P10"><text:s/></text:p>
      <text:p text:style-name="P5"/>
      <text:p text:style-name="P3"/>
      <text:p text:style-name="P9"/>
      <text:p text:style-name="P3"><text:span text:style-name="T2"/></text:p>
      <text:p text:style-name="P8"/>
      <text:p text:style-name="P7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9:52:14.237000000</meta:creation-date>
    <dc:date>2013-09-10T12:58:53.772000000</dc:date>
    <meta:editing-duration>PT19M15S</meta:editing-duration>
    <meta:editing-cycles>1</meta:editing-cycles>
    <meta:document-statistic meta:table-count="0" meta:image-count="0" meta:object-count="0" meta:page-count="2" meta:paragraph-count="41" meta:word-count="232" meta:character-count="1536" meta:non-whitespace-character-count="1320"/>
    <meta:generator>LibreOffice/4.1.1.2$Windows_x86 LibreOffice_project/7e4286b58adc75a14f6d83f53a03b6c11fa2903</meta:generator>
  </office:meta>
</office:document-meta>
</file>